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2.18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58.9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leau de remboursement de l’emprunt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nées</text:p>
          </table:table-cell>
          <table:table-cell office:value-type="string" calcext:value-type="string">
            <text:p>Capital restant du en début de période</text:p>
          </table:table-cell>
          <table:table-cell office:value-type="string" calcext:value-type="string">
            <text:p>Intérêts</text:p>
          </table:table-cell>
          <table:table-cell office:value-type="string" calcext:value-type="string">
            <text:p>Capital remboursé en fin de période</text:p>
          </table:table-cell>
          <table:table-cell office:value-type="string" calcext:value-type="string">
            <text:p>Annuités</text:p>
          </table:table-cell>
          <table:table-cell office:value-type="string" calcext:value-type="string">
            <text:p>Capital dû fin de périod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00" calcext:value-type="float">
            <text:p>400000</text:p>
          </table:table-cell>
          <table:table-cell table:formula="of:=PRODUCT([.B4];0.06)" office:value-type="float" office:value="24000" calcext:value-type="float">
            <text:p>24000</text:p>
          </table:table-cell>
          <table:table-cell office:value-type="float" office:value="125644" calcext:value-type="float">
            <text:p>125644</text:p>
          </table:table-cell>
          <table:table-cell table:formula="of:=SUM([.C4];[.D4])" office:value-type="float" office:value="149644" calcext:value-type="float">
            <text:p>149644</text:p>
          </table:table-cell>
          <table:table-cell table:formula="of:=ORG.LIBREOFFICE.RAWSUBTRACT([.B4];[.D4])" office:value-type="float" office:value="274356" calcext:value-type="float">
            <text:p>27435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4]" office:value-type="float" office:value="274356" calcext:value-type="float">
            <text:p>274356</text:p>
          </table:table-cell>
          <table:table-cell table:formula="of:=PRODUCT([.B5];0.06)" office:value-type="float" office:value="16461.36" calcext:value-type="float">
            <text:p>16461,36</text:p>
          </table:table-cell>
          <table:table-cell office:value-type="float" office:value="133183" calcext:value-type="float">
            <text:p>133183</text:p>
          </table:table-cell>
          <table:table-cell table:formula="of:=SUM([.C5];[.D5])" office:value-type="float" office:value="149644.36" calcext:value-type="float">
            <text:p>149644,36</text:p>
          </table:table-cell>
          <table:table-cell table:formula="of:=ORG.LIBREOFFICE.RAWSUBTRACT([.B5];[.D5])" office:value-type="float" office:value="141173" calcext:value-type="float">
            <text:p>1411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5]" office:value-type="float" office:value="141173" calcext:value-type="float">
            <text:p>141173</text:p>
          </table:table-cell>
          <table:table-cell table:formula="of:=PRODUCT([.B6];0.06)" office:value-type="float" office:value="8470.38" calcext:value-type="float">
            <text:p>8470,38</text:p>
          </table:table-cell>
          <table:table-cell office:value-type="float" office:value="141174" calcext:value-type="float">
            <text:p>141174</text:p>
          </table:table-cell>
          <table:table-cell table:formula="of:=SUM([.C6];[.D6])" office:value-type="float" office:value="149644.38" calcext:value-type="float">
            <text:p>149644,38</text:p>
          </table:table-cell>
          <table:table-cell table:formula="of:=ORG.LIBREOFFICE.RAWSUBTRACT([.B6];[.D6])" office:value-type="float" office:value="-1" calcext:value-type="float">
            <text:p>-1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CAF Prévisionnelle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office:value-type="string" calcext:value-type="string">
            <text:p>Fin d’année N</text:p>
          </table:table-cell>
          <table:table-cell office:value-type="string" calcext:value-type="string">
            <text:p>Fin d’année N+1</text:p>
          </table:table-cell>
          <table:table-cell office:value-type="string" calcext:value-type="string">
            <text:p>Fin d’année N+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ffre d’affaires</text:p>
          </table:table-cell>
          <table:table-cell table:number-columns-repeated="3" office:value-type="float" office:value="1500000" calcext:value-type="float">
            <text:p>15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ges variables</text:p>
          </table:table-cell>
          <table:table-cell table:formula="of:=35%*[.B12]" office:value-type="float" office:value="525000" calcext:value-type="float">
            <text:p>525000</text:p>
          </table:table-cell>
          <table:table-cell table:formula="of:=35%*[.C12]" office:value-type="float" office:value="525000" calcext:value-type="float">
            <text:p>525000</text:p>
          </table:table-cell>
          <table:table-cell table:formula="of:=35%*[.D12]" office:value-type="float" office:value="525000" calcext:value-type="float">
            <text:p>52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ges fixes</text:p>
          </table:table-cell>
          <table:table-cell table:number-columns-repeated="3" office:value-type="float" office:value="210000" calcext:value-type="float">
            <text:p>2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ére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ortissements de l’investissment N</text:p>
          </table:table-cell>
          <table:table-cell table:number-columns-repeated="3" office:value-type="float" office:value="90000" calcext:value-type="float">
            <text:p>9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ésultat avant impôt</text:p>
          </table:table-cell>
          <table:table-cell table:formula="of:=ORG.LIBREOFFICE.RAWSUBTRACT([.B12];[.B13];[.B14];[.B15];[.B16])" office:value-type="float" office:value="675000" calcext:value-type="float">
            <text:p>675000</text:p>
          </table:table-cell>
          <table:table-cell table:formula="of:=ORG.LIBREOFFICE.RAWSUBTRACT([.C12];[.C13];[.C14];[.C15];[.C16])" office:value-type="float" office:value="675000" calcext:value-type="float">
            <text:p>675000</text:p>
          </table:table-cell>
          <table:table-cell table:formula="of:=ORG.LIBREOFFICE.RAWSUBTRACT([.D12];[.D13];[.D14];[.D15];[.D16])" office:value-type="float" office:value="675000" calcext:value-type="float">
            <text:p>67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</text:p>
          </table:table-cell>
          <table:table-cell table:formula="of:=33.33%*[.B17]" office:value-type="float" office:value="224977.5" calcext:value-type="float">
            <text:p>224977,5</text:p>
          </table:table-cell>
          <table:table-cell table:formula="of:=33.33%*[.C17]" office:value-type="float" office:value="224977.5" calcext:value-type="float">
            <text:p>224977,5</text:p>
          </table:table-cell>
          <table:table-cell table:formula="of:=33.33%*[.D17]" office:value-type="float" office:value="224977.5" calcext:value-type="float">
            <text:p>224977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ésultat net après IS</text:p>
          </table:table-cell>
          <table:table-cell table:formula="of:=ORG.LIBREOFFICE.RAWSUBTRACT([.B17];[.B18])" office:value-type="float" office:value="450022.5" calcext:value-type="float">
            <text:p>450022,5</text:p>
          </table:table-cell>
          <table:table-cell table:formula="of:=ORG.LIBREOFFICE.RAWSUBTRACT([.C17];[.C18])" office:value-type="float" office:value="450022.5" calcext:value-type="float">
            <text:p>450022,5</text:p>
          </table:table-cell>
          <table:table-cell table:formula="of:=ORG.LIBREOFFICE.RAWSUBTRACT([.D17];[.D18])" office:value-type="float" office:value="450022.5" calcext:value-type="float">
            <text:p>45002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ortissem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F</text:p>
          </table:table-cell>
          <table:table-cell table:formula="of:=SUM([.B19];[.B20])" office:value-type="float" office:value="450022.5" calcext:value-type="float">
            <text:p>450022,5</text:p>
          </table:table-cell>
          <table:table-cell table:formula="of:=SUM([.C19];[.C20])" office:value-type="float" office:value="450022.5" calcext:value-type="float">
            <text:p>450022,5</text:p>
          </table:table-cell>
          <table:table-cell table:formula="of:=SUM([.D19];[.D20])" office:value-type="float" office:value="450022.5" calcext:value-type="float">
            <text:p>450022,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Plan de financement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ébut année N</text:p>
          </table:table-cell>
          <table:table-cell office:value-type="string" calcext:value-type="string">
            <text:p>Fin année N</text:p>
          </table:table-cell>
          <table:table-cell office:value-type="string" calcext:value-type="string">
            <text:p>Fin Année N+1</text:p>
          </table:table-cell>
          <table:table-cell office:value-type="string" calcext:value-type="string">
            <text:p>Fin Année N+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essourc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ort</text:p>
          </table:table-cell>
          <table:table-cell office:value-type="float" office:value="600000" calcext:value-type="float">
            <text:p>6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prunt</text:p>
          </table:table-cell>
          <table:table-cell office:value-type="float" office:value="400000" calcext:value-type="float">
            <text:p>4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F</text:p>
          </table:table-cell>
          <table:table-cell/>
          <table:table-cell table:formula="of:=[.B21]" office:value-type="float" office:value="450022.5" calcext:value-type="float">
            <text:p>450022,5</text:p>
          </table:table-cell>
          <table:table-cell table:formula="of:=[.C21]" office:value-type="float" office:value="450022.5" calcext:value-type="float">
            <text:p>450022,5</text:p>
          </table:table-cell>
          <table:table-cell table:formula="of:=[.D21]" office:value-type="float" office:value="450022.5" calcext:value-type="float">
            <text:p>450022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tion BFR négative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8:.B31])" office:value-type="float" office:value="1000000" calcext:value-type="float">
            <text:p>1000000</text:p>
          </table:table-cell>
          <table:table-cell table:formula="of:=SUM([.C28:.C31])" office:value-type="float" office:value="450022.5" calcext:value-type="float">
            <text:p>450022,5</text:p>
          </table:table-cell>
          <table:table-cell table:formula="of:=SUM([.D28:.D31])" office:value-type="float" office:value="450022.5" calcext:value-type="float">
            <text:p>450022,5</text:p>
          </table:table-cell>
          <table:table-cell table:formula="of:=SUM([.E28:.E31])" office:value-type="float" office:value="450022.5" calcext:value-type="float">
            <text:p>450022,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Emplo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quisitions</text:p>
          </table:table-cell>
          <table:table-cell office:value-type="float" office:value="900000" calcext:value-type="float">
            <text:p>9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boursements</text:p>
          </table:table-cell>
          <table:table-cell/>
          <table:table-cell office:value-type="float" office:value="125644" calcext:value-type="float">
            <text:p>125644</text:p>
          </table:table-cell>
          <table:table-cell office:value-type="float" office:value="133183" calcext:value-type="float">
            <text:p>133183</text:p>
          </table:table-cell>
          <table:table-cell office:value-type="float" office:value="141174" calcext:value-type="float">
            <text:p>141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videndes</text:p>
          </table:table-cell>
          <table:table-cell table:number-columns-repeated="2"/>
          <table:table-cell table:formula="of:=20%*[.B19]" office:value-type="float" office:value="90004.5" calcext:value-type="float">
            <text:p>90004,5</text:p>
          </table:table-cell>
          <table:table-cell table:formula="of:=ROUNDUP(20%*[.C19];0)" office:value-type="float" office:value="90005" calcext:value-type="float">
            <text:p>90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ation BFR positive</text:p>
          </table:table-cell>
          <table:table-cell table:formula="of:=[.B51]" office:value-type="float" office:value="100000" calcext:value-type="float">
            <text:p>100000</text:p>
          </table:table-cell>
          <table:table-cell table:formula="of:=[.C51]" office:value-type="float" office:value="20000" calcext:value-type="float">
            <text:p>20000</text:p>
          </table:table-cell>
          <table:table-cell table:formula="of:=[.D51]" office:value-type="float" office:value="30000" calcext:value-type="float">
            <text:p>30000</text:p>
          </table:table-cell>
          <table:table-cell table:formula="of:=[.E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5:.B38])" office:value-type="float" office:value="1000000" calcext:value-type="float">
            <text:p>1000000</text:p>
          </table:table-cell>
          <table:table-cell table:formula="of:=SUM([.C35:.C38])" office:value-type="float" office:value="145644" calcext:value-type="float">
            <text:p>145644</text:p>
          </table:table-cell>
          <table:table-cell table:formula="of:=SUM([.D35:.D38])" office:value-type="float" office:value="253187.5" calcext:value-type="float">
            <text:p>253187,5</text:p>
          </table:table-cell>
          <table:table-cell table:formula="of:=SUM([.E35:.E38])" office:value-type="float" office:value="231179" calcext:value-type="float">
            <text:p>23117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lde</text:p>
          </table:table-cell>
          <table:table-cell table:formula="of:=[.B32]-[.B39]" office:value-type="float" office:value="0" calcext:value-type="float">
            <text:p>0</text:p>
          </table:table-cell>
          <table:table-cell table:formula="of:=[.C32]-[.C39]" office:value-type="float" office:value="304378.5" calcext:value-type="float">
            <text:p>304378,5</text:p>
          </table:table-cell>
          <table:table-cell table:formula="of:=[.D32]-[.D39]" office:value-type="float" office:value="196835" calcext:value-type="float">
            <text:p>196835</text:p>
          </table:table-cell>
          <table:table-cell table:formula="of:=[.E32]-[.E39]" office:value-type="float" office:value="218843.5" calcext:value-type="float">
            <text:p>218843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ésorerie initiale</text:p>
          </table:table-cell>
          <table:table-cell office:value-type="float" office:value="0" calcext:value-type="float">
            <text:p>0</text:p>
          </table:table-cell>
          <table:table-cell table:formula="of:=[.B43]" office:value-type="float" office:value="0" calcext:value-type="float">
            <text:p>0</text:p>
          </table:table-cell>
          <table:table-cell table:formula="of:=[.C43]" office:value-type="float" office:value="304378.5" calcext:value-type="float">
            <text:p>304378,5</text:p>
          </table:table-cell>
          <table:table-cell table:formula="of:=[.D43]" office:value-type="float" office:value="501213.5" calcext:value-type="float">
            <text:p>501213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ésorerie finale</text:p>
          </table:table-cell>
          <table:table-cell table:formula="of:=[.B41]+[.B42]" office:value-type="float" office:value="0" calcext:value-type="float">
            <text:p>0</text:p>
          </table:table-cell>
          <table:table-cell table:formula="of:=[.C41]+[.C42]" office:value-type="float" office:value="304378.5" calcext:value-type="float">
            <text:p>304378,5</text:p>
          </table:table-cell>
          <table:table-cell table:formula="of:=[.D41]+[.D42]" office:value-type="float" office:value="501213.5" calcext:value-type="float">
            <text:p>501213,5</text:p>
          </table:table-cell>
          <table:table-cell table:formula="of:=[.E41]+[.E42]" office:value-type="float" office:value="720057" calcext:value-type="float">
            <text:p>720057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Tableau de variation du BFR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ément</text:p>
          </table:table-cell>
          <table:table-cell office:value-type="string" calcext:value-type="string">
            <text:p>Début N</text:p>
          </table:table-cell>
          <table:table-cell office:value-type="string" calcext:value-type="string">
            <text:p>Fin 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N+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200000" calcext:value-type="float">
            <text:p>1200000</text:p>
          </table:table-cell>
          <table:table-cell table:number-columns-repeated="2" office:value-type="float" office:value="1500000" calcext:value-type="float">
            <text:p>15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FR = 10 % CA</text:p>
          </table:table-cell>
          <table:table-cell/>
          <table:table-cell table:formula="of:=10%*[.C49]" office:value-type="float" office:value="100000" calcext:value-type="float">
            <text:p>100000</text:p>
          </table:table-cell>
          <table:table-cell table:formula="of:=10%*[.D49]" office:value-type="float" office:value="120000" calcext:value-type="float">
            <text:p>120000</text:p>
          </table:table-cell>
          <table:table-cell table:formula="of:=10%*[.E49]" office:value-type="float" office:value="150000" calcext:value-type="float">
            <text:p>150000</text:p>
          </table:table-cell>
          <table:table-cell table:formula="of:=10%*[.F49]"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iation BFR</text:p>
          </table:table-cell>
          <table:table-cell table:formula="of:=[.C50]-[.B50]" office:value-type="float" office:value="100000" calcext:value-type="float">
            <text:p>100000</text:p>
          </table:table-cell>
          <table:table-cell table:formula="of:=[.D50]-[.C50]" office:value-type="float" office:value="20000" calcext:value-type="float">
            <text:p>20000</text:p>
          </table:table-cell>
          <table:table-cell table:formula="of:=[.E50]-[.D50]" office:value-type="float" office:value="30000" calcext:value-type="float">
            <text:p>30000</text:p>
          </table:table-cell>
          <table:table-cell table:formula="of:=[.F50]-[.E50]" office:value-type="float" office:value="0" calcext:value-type="float">
            <text:p>0</text:p>
          </table:table-cell>
          <table:table-cell table:formula="of:=[.G50]-[.F50]" office:value-type="float" office:value="-150000" calcext:value-type="float">
            <text:p>-150000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Commentaires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Les ressources couvrent largement les emplois. L'entreprise dispose d'une trésorerie en fin de projet de 694 773. Projet viable à réaliser.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1:40:37.578488831</meta:creation-date>
    <dc:date>2018-05-23T12:19:59.468811613</dc:date>
    <meta:editing-duration>PT26M47S</meta:editing-duration>
    <meta:editing-cycles>1</meta:editing-cycles>
    <meta:document-statistic meta:table-count="1" meta:cell-count="144" meta:object-count="0"/>
    <meta:generator>LibreOffice/6.0.4.2$Linux_X86_64 LibreOffice_project/00m0$Build-2</meta:generator>
  </office:meta>
</office:document-meta>
</file>